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RR_stations_150km_UTM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datum_von</text:p>
          </table:table-cell>
          <table:table-cell office:value-type="string">
            <text:p>datum_bis</text:p>
          </table:table-cell>
          <table:table-cell office:value-type="string">
            <text:p>hoehe</text:p>
          </table:table-cell>
          <table:table-cell office:value-type="string">
            <text:p>geobreite</text:p>
          </table:table-cell>
          <table:table-cell office:value-type="string">
            <text:p>geolaenge</text:p>
          </table:table-cell>
          <table:table-cell office:value-type="string">
            <text:p>name</text:p>
          </table:table-cell>
          <table:table-cell office:value-type="string">
            <text:p>bundeslan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</table:table-row>
        <table:table-row>
          <table:table-cell office:value-type="float" office:value="131"/>
          <table:table-cell office:value-type="float" office:value="20041101"/>
          <table:table-cell office:value-type="float" office:value="20220107"/>
          <table:table-cell office:value-type="float" office:value="296"/>
          <table:table-cell office:value-type="float" office:value="51.0880999999999972"/>
          <table:table-cell office:value-type="float" office:value="12.9326000000000008"/>
          <table:table-cell office:value-type="string">
            <text:p>Geringswalde-Altgeringswalde</text:p>
          </table:table-cell>
          <table:table-cell office:value-type="string">
            <text:p>Sachsen</text:p>
          </table:table-cell>
          <table:table-cell office:value-type="float" office:value="355212.8715359788620844"/>
          <table:table-cell office:value-type="float" office:value="5661654.9761166619136930"/>
        </table:table-row>
        <table:table-row>
          <table:table-cell office:value-type="float" office:value="246"/>
          <table:table-cell office:value-type="float" office:value="20060101"/>
          <table:table-cell office:value-type="float" office:value="20080812"/>
          <table:table-cell office:value-type="float" office:value="73"/>
          <table:table-cell office:value-type="float" office:value="51.7015000000000029"/>
          <table:table-cell office:value-type="float" office:value="12.8909000000000002"/>
          <table:table-cell office:value-type="string">
            <text:p>Axien</text:p>
          </table:table-cell>
          <table:table-cell office:value-type="string">
            <text:p>Sachsen-Anhalt</text:p>
          </table:table-cell>
          <table:table-cell office:value-type="float" office:value="354255.6873921873047948"/>
          <table:table-cell office:value-type="float" office:value="5729944.6506942659616470"/>
        </table:table-row>
        <table:table-row>
          <table:table-cell office:value-type="float" office:value="314"/>
          <table:table-cell office:value-type="float" office:value="20040501"/>
          <table:table-cell office:value-type="float" office:value="20220107"/>
          <table:table-cell office:value-type="float" office:value="234"/>
          <table:table-cell office:value-type="float" office:value="51.1604000000000028"/>
          <table:table-cell office:value-type="float" office:value="14.5042000000000009"/>
          <table:table-cell office:value-type="string">
            <text:p>Kubsch�tz, Kr. Bautzen</text:p>
          </table:table-cell>
          <table:table-cell office:value-type="string">
            <text:p>Sachsen</text:p>
          </table:table-cell>
          <table:table-cell office:value-type="float" office:value="465330.0951640564016998"/>
          <table:table-cell office:value-type="float" office:value="5667779.0614452473819256"/>
        </table:table-row>
        <table:table-row>
          <table:table-cell office:value-type="float" office:value="504"/>
          <table:table-cell office:value-type="float" office:value="20070601"/>
          <table:table-cell office:value-type="float" office:value="20220107"/>
          <table:table-cell office:value-type="float" office:value="79"/>
          <table:table-cell office:value-type="float" office:value="51.7982000000000014"/>
          <table:table-cell office:value-type="float" office:value="13.9716000000000005"/>
          <table:table-cell office:value-type="string">
            <text:p>Bischdorf, Kreis Oberspreewald</text:p>
          </table:table-cell>
          <table:table-cell office:value-type="string">
            <text:p>Brandenburg</text:p>
          </table:table-cell>
          <table:table-cell office:value-type="float" office:value="429083.6558026516577229"/>
          <table:table-cell office:value-type="float" office:value="5739093.9893798399716616"/>
        </table:table-row>
        <table:table-row>
          <table:table-cell office:value-type="float" office:value="633"/>
          <table:table-cell office:value-type="float" office:value="20040601"/>
          <table:table-cell office:value-type="float" office:value="20220107"/>
          <table:table-cell office:value-type="float" office:value="126"/>
          <table:table-cell office:value-type="float" office:value="51.4040999999999997"/>
          <table:table-cell office:value-type="float" office:value="14.5680999999999994"/>
          <table:table-cell office:value-type="string">
            <text:p>Boxberg</text:p>
          </table:table-cell>
          <table:table-cell office:value-type="string">
            <text:p>Sachsen</text:p>
          </table:table-cell>
          <table:table-cell office:value-type="float" office:value="469957.8238280927762389"/>
          <table:table-cell office:value-type="float" office:value="5694852.3935449784621596"/>
        </table:table-row>
        <table:table-row>
          <table:table-cell office:value-type="float" office:value="853"/>
          <table:table-cell office:value-type="float" office:value="19950901"/>
          <table:table-cell office:value-type="float" office:value="20220107"/>
          <table:table-cell office:value-type="float" office:value="416"/>
          <table:table-cell office:value-type="float" office:value="50.7912999999999997"/>
          <table:table-cell office:value-type="float" office:value="12.8719999999999999"/>
          <table:table-cell office:value-type="string">
            <text:p>Chemnitz</text:p>
          </table:table-cell>
          <table:table-cell office:value-type="string">
            <text:p>Sachsen</text:p>
          </table:table-cell>
          <table:table-cell office:value-type="float" office:value="350017.1149657833157107"/>
          <table:table-cell office:value-type="float" office:value="5628775.6547290729358792"/>
        </table:table-row>
        <table:table-row>
          <table:table-cell office:value-type="float" office:value="880"/>
          <table:table-cell office:value-type="float" office:value="19950901"/>
          <table:table-cell office:value-type="float" office:value="20220107"/>
          <table:table-cell office:value-type="float" office:value="69"/>
          <table:table-cell office:value-type="float" office:value="51.7760000000000034"/>
          <table:table-cell office:value-type="float" office:value="14.3168000000000006"/>
          <table:table-cell office:value-type="string">
            <text:p>Cottbus</text:p>
          </table:table-cell>
          <table:table-cell office:value-type="string">
            <text:p>Brandenburg</text:p>
          </table:table-cell>
          <table:table-cell office:value-type="float" office:value="452864.4720864885021001"/>
          <table:table-cell office:value-type="float" office:value="5736345.5483608013018966"/>
        </table:table-row>
        <table:table-row>
          <table:table-cell office:value-type="float" office:value="991"/>
          <table:table-cell office:value-type="float" office:value="20050201"/>
          <table:table-cell office:value-type="float" office:value="20220107"/>
          <table:table-cell office:value-type="float" office:value="359"/>
          <table:table-cell office:value-type="float" office:value="50.9116000000000000"/>
          <table:table-cell office:value-type="float" office:value="13.7087000000000003"/>
          <table:table-cell office:value-type="string">
            <text:p>Dippoldiswalde-Reinberg</text:p>
          </table:table-cell>
          <table:table-cell office:value-type="string">
            <text:p>Sachsen</text:p>
          </table:table-cell>
          <table:table-cell office:value-type="float" office:value="409219.4948519055615179"/>
          <table:table-cell office:value-type="float" office:value="5640788.6202163910493255"/>
        </table:table-row>
        <table:table-row>
          <table:table-cell office:value-type="float" office:value="1001"/>
          <table:table-cell office:value-type="float" office:value="19950901"/>
          <table:table-cell office:value-type="float" office:value="20220107"/>
          <table:table-cell office:value-type="float" office:value="97"/>
          <table:table-cell office:value-type="float" office:value="51.6450999999999993"/>
          <table:table-cell office:value-type="float" office:value="13.5747000000000000"/>
          <table:table-cell office:value-type="string">
            <text:p>Doberlug-Kirchhain</text:p>
          </table:table-cell>
          <table:table-cell office:value-type="string">
            <text:p>Brandenburg</text:p>
          </table:table-cell>
          <table:table-cell office:value-type="float" office:value="401382.8311304156668484"/>
          <table:table-cell office:value-type="float" office:value="5722528.3948253337293863"/>
        </table:table-row>
        <table:table-row>
          <table:table-cell office:value-type="float" office:value="1048"/>
          <table:table-cell office:value-type="float" office:value="19950901"/>
          <table:table-cell office:value-type="float" office:value="20220107"/>
          <table:table-cell office:value-type="float" office:value="228"/>
          <table:table-cell office:value-type="float" office:value="51.1278000000000006"/>
          <table:table-cell office:value-type="float" office:value="13.7543000000000006"/>
          <table:table-cell office:value-type="string">
            <text:p>Dresden-Klotzsche</text:p>
          </table:table-cell>
          <table:table-cell office:value-type="string">
            <text:p>Sachsen</text:p>
          </table:table-cell>
          <table:table-cell office:value-type="float" office:value="412831.5300160952028818"/>
          <table:table-cell office:value-type="float" office:value="5664774.6831705458462238"/>
        </table:table-row>
        <table:table-row>
          <table:table-cell office:value-type="float" office:value="1050"/>
          <table:table-cell office:value-type="float" office:value="20060401"/>
          <table:table-cell office:value-type="float" office:value="20220107"/>
          <table:table-cell office:value-type="float" office:value="112"/>
          <table:table-cell office:value-type="float" office:value="51.0221000000000018"/>
          <table:table-cell office:value-type="float" office:value="13.8469999999999995"/>
          <table:table-cell office:value-type="string">
            <text:p>Dresden-Hosterwitz</text:p>
          </table:table-cell>
          <table:table-cell office:value-type="string">
            <text:p>Sachsen</text:p>
          </table:table-cell>
          <table:table-cell office:value-type="float" office:value="419134.0268718715524301"/>
          <table:table-cell office:value-type="float" office:value="5652915.0641712546348572"/>
        </table:table-row>
        <table:table-row>
          <table:table-cell office:value-type="float" office:value="1051"/>
          <table:table-cell office:value-type="float" office:value="20070301"/>
          <table:table-cell office:value-type="float" office:value="20220107"/>
          <table:table-cell office:value-type="float" office:value="120"/>
          <table:table-cell office:value-type="float" office:value="51.0247999999999990"/>
          <table:table-cell office:value-type="float" office:value="13.7750000000000004"/>
          <table:table-cell office:value-type="string">
            <text:p>Dresden-Strehlen</text:p>
          </table:table-cell>
          <table:table-cell office:value-type="string">
            <text:p>Sachsen</text:p>
          </table:table-cell>
          <table:table-cell office:value-type="float" office:value="414089.4331972036743537"/>
          <table:table-cell office:value-type="float" office:value="5653296.7746914820745587"/>
        </table:table-row>
        <table:table-row>
          <table:table-cell office:value-type="float" office:value="1166"/>
          <table:table-cell office:value-type="float" office:value="20040901"/>
          <table:table-cell office:value-type="float" office:value="20220107"/>
          <table:table-cell office:value-type="float" office:value="107"/>
          <table:table-cell office:value-type="float" office:value="51.4602999999999966"/>
          <table:table-cell office:value-type="float" office:value="12.6686999999999994"/>
          <table:table-cell office:value-type="string">
            <text:p>Eilenburg</text:p>
          </table:table-cell>
          <table:table-cell office:value-type="string">
            <text:p>Sachsen</text:p>
          </table:table-cell>
          <table:table-cell office:value-type="float" office:value="338047.4824785039527342"/>
          <table:table-cell office:value-type="float" office:value="5703591.7872395850718021"/>
        </table:table-row>
        <table:table-row>
          <table:table-cell office:value-type="float" office:value="1210"/>
          <table:table-cell office:value-type="float" office:value="20060701"/>
          <table:table-cell office:value-type="float" office:value="20220107"/>
          <table:table-cell office:value-type="float" office:value="90"/>
          <table:table-cell office:value-type="float" office:value="51.4504999999999981"/>
          <table:table-cell office:value-type="float" office:value="13.5045999999999999"/>
          <table:table-cell office:value-type="string">
            <text:p>Elsterwerda</text:p>
          </table:table-cell>
          <table:table-cell office:value-type="string">
            <text:p>Brandenburg</text:p>
          </table:table-cell>
          <table:table-cell office:value-type="float" office:value="396090.4050700605730526"/>
          <table:table-cell office:value-type="float" office:value="5700984.7263968009501696"/>
        </table:table-row>
        <table:table-row>
          <table:table-cell office:value-type="float" office:value="1441"/>
          <table:table-cell office:value-type="float" office:value="20150401"/>
          <table:table-cell office:value-type="float" office:value="20220107"/>
          <table:table-cell office:value-type="float" office:value="416"/>
          <table:table-cell office:value-type="float" office:value="50.9262999999999977"/>
          <table:table-cell office:value-type="float" office:value="13.2711000000000006"/>
          <table:table-cell office:value-type="string">
            <text:p>Freiberg</text:p>
          </table:table-cell>
          <table:table-cell office:value-type="string">
            <text:p>Sachsen</text:p>
          </table:table-cell>
          <table:table-cell office:value-type="float" office:value="378495.4600968640297651"/>
          <table:table-cell office:value-type="float" office:value="5643052.5949673252180219"/>
        </table:table-row>
        <table:table-row>
          <table:table-cell office:value-type="float" office:value="1684"/>
          <table:table-cell office:value-type="float" office:value="19950901"/>
          <table:table-cell office:value-type="float" office:value="20220107"/>
          <table:table-cell office:value-type="float" office:value="239"/>
          <table:table-cell office:value-type="float" office:value="51.1621000000000024"/>
          <table:table-cell office:value-type="float" office:value="14.9505999999999997"/>
          <table:table-cell office:value-type="string">
            <text:p>G�rlitz</text:p>
          </table:table-cell>
          <table:table-cell office:value-type="string">
            <text:p>Sachsen</text:p>
          </table:table-cell>
          <table:table-cell office:value-type="float" office:value="496545.7143102742265910"/>
          <table:table-cell office:value-type="float" office:value="5667852.4319040253758430"/>
        </table:table-row>
        <table:table-row>
          <table:table-cell office:value-type="float" office:value="1744"/>
          <table:table-cell office:value-type="float" office:value="20041201"/>
          <table:table-cell office:value-type="float" office:value="20220107"/>
          <table:table-cell office:value-type="float" office:value="139"/>
          <table:table-cell office:value-type="float" office:value="51.5718000000000032"/>
          <table:table-cell office:value-type="float" office:value="14.4763000000000002"/>
          <table:table-cell office:value-type="string">
            <text:p>Graustein</text:p>
          </table:table-cell>
          <table:table-cell office:value-type="string">
            <text:p>Brandenburg</text:p>
          </table:table-cell>
          <table:table-cell office:value-type="float" office:value="463705.8107140515930951"/>
          <table:table-cell office:value-type="float" office:value="5713544.2749253027141094"/>
        </table:table-row>
        <table:table-row>
          <table:table-cell office:value-type="float" office:value="2252"/>
          <table:table-cell office:value-type="float" office:value="20050701"/>
          <table:table-cell office:value-type="float" office:value="20220107"/>
          <table:table-cell office:value-type="float" office:value="270"/>
          <table:table-cell office:value-type="float" office:value="50.8990000000000009"/>
          <table:table-cell office:value-type="float" office:value="14.7456999999999994"/>
          <table:table-cell office:value-type="string">
            <text:p>Bertsdorf-H�rnitz</text:p>
          </table:table-cell>
          <table:table-cell office:value-type="string">
            <text:p>Sachsen</text:p>
          </table:table-cell>
          <table:table-cell office:value-type="float" office:value="482117.1703459124546498"/>
          <table:table-cell office:value-type="float" office:value="5638624.2016778625547886"/>
        </table:table-row>
        <table:table-row>
          <table:table-cell office:value-type="float" office:value="2278"/>
          <table:table-cell office:value-type="float" office:value="20041201"/>
          <table:table-cell office:value-type="float" office:value="20220107"/>
          <table:table-cell office:value-type="float" office:value="131"/>
          <table:table-cell office:value-type="float" office:value="51.7640000000000029"/>
          <table:table-cell office:value-type="float" office:value="13.4700000000000006"/>
          <table:table-cell office:value-type="string">
            <text:p>Hohenbucko</text:p>
          </table:table-cell>
          <table:table-cell office:value-type="string">
            <text:p>Brandenburg</text:p>
          </table:table-cell>
          <table:table-cell office:value-type="float" office:value="394416.1515714019187726"/>
          <table:table-cell office:value-type="float" office:value="5735897.5657273521646857"/>
        </table:table-row>
        <table:table-row>
          <table:table-cell office:value-type="float" office:value="2627"/>
          <table:table-cell office:value-type="float" office:value="20040701"/>
          <table:table-cell office:value-type="float" office:value="20220107"/>
          <table:table-cell office:value-type="float" office:value="128"/>
          <table:table-cell office:value-type="float" office:value="51.5553999999999988"/>
          <table:table-cell office:value-type="float" office:value="13.8844999999999992"/>
          <table:table-cell office:value-type="string">
            <text:p>Klettwitz</text:p>
          </table:table-cell>
          <table:table-cell office:value-type="string">
            <text:p>Brandenburg</text:p>
          </table:table-cell>
          <table:table-cell office:value-type="float" office:value="422665.1049171867780387"/>
          <table:table-cell office:value-type="float" office:value="5712180.0653930967673659"/>
        </table:table-row>
        <table:table-row>
          <table:table-cell office:value-type="float" office:value="2641"/>
          <table:table-cell office:value-type="float" office:value="20040901"/>
          <table:table-cell office:value-type="float" office:value="20220107"/>
          <table:table-cell office:value-type="float" office:value="90"/>
          <table:table-cell office:value-type="float" office:value="51.5185000000000031"/>
          <table:table-cell office:value-type="float" office:value="12.9064999999999994"/>
          <table:table-cell office:value-type="string">
            <text:p>Klitzschen bei Torgau</text:p>
          </table:table-cell>
          <table:table-cell office:value-type="string">
            <text:p>Sachsen</text:p>
          </table:table-cell>
          <table:table-cell office:value-type="float" office:value="354750.5340486633940600"/>
          <table:table-cell office:value-type="float" office:value="5709564.2879498144611716"/>
        </table:table-row>
        <table:table-row>
          <table:table-cell office:value-type="float" office:value="2958"/>
          <table:table-cell office:value-type="float" office:value="20041001"/>
          <table:table-cell office:value-type="float" office:value="20220107"/>
          <table:table-cell office:value-type="float" office:value="204"/>
          <table:table-cell office:value-type="float" office:value="51.0264999999999986"/>
          <table:table-cell office:value-type="float" office:value="14.9357000000000006"/>
          <table:table-cell office:value-type="string">
            <text:p>Ostritz</text:p>
          </table:table-cell>
          <table:table-cell office:value-type="string">
            <text:p>Sachsen</text:p>
          </table:table-cell>
          <table:table-cell office:value-type="float" office:value="495490.6656312810955569"/>
          <table:table-cell office:value-type="float" office:value="5652773.7622258057817817"/>
        </table:table-row>
        <table:table-row>
          <table:table-cell office:value-type="float" office:value="2985"/>
          <table:table-cell office:value-type="float" office:value="19950901"/>
          <table:table-cell office:value-type="float" office:value="20220107"/>
          <table:table-cell office:value-type="float" office:value="321"/>
          <table:table-cell office:value-type="float" office:value="50.9382999999999981"/>
          <table:table-cell office:value-type="float" office:value="14.2094000000000005"/>
          <table:table-cell office:value-type="string">
            <text:p>Lichtenhain-Mittelndorf</text:p>
          </table:table-cell>
          <table:table-cell office:value-type="string">
            <text:p>Sachsen</text:p>
          </table:table-cell>
          <table:table-cell office:value-type="float" office:value="444450.7319032262894325"/>
          <table:table-cell office:value-type="float" office:value="5643261.2416590088978410"/>
        </table:table-row>
        <table:table-row>
          <table:table-cell office:value-type="float" office:value="3083"/>
          <table:table-cell office:value-type="float" office:value="20050101"/>
          <table:table-cell office:value-type="float" office:value="20220107"/>
          <table:table-cell office:value-type="float" office:value="57"/>
          <table:table-cell office:value-type="float" office:value="51.9266999999999967"/>
          <table:table-cell office:value-type="float" office:value="13.8796999999999997"/>
          <table:table-cell office:value-type="string">
            <text:p>L�bben-Blumenfelde</text:p>
          </table:table-cell>
          <table:table-cell office:value-type="string">
            <text:p>Brandenburg</text:p>
          </table:table-cell>
          <table:table-cell office:value-type="float" office:value="422966.4139062664471567"/>
          <table:table-cell office:value-type="float" office:value="5753478.5321453614160419"/>
        </table:table-row>
        <table:table-row>
          <table:table-cell office:value-type="float" office:value="3094"/>
          <table:table-cell office:value-type="float" office:value="20061101"/>
          <table:table-cell office:value-type="float" office:value="20220107"/>
          <table:table-cell office:value-type="float" office:value="166"/>
          <table:table-cell office:value-type="float" office:value="51.3121999999999971"/>
          <table:table-cell office:value-type="float" office:value="14.0498999999999992"/>
          <table:table-cell office:value-type="string">
            <text:p>Kamenz-Cunnersdorf</text:p>
          </table:table-cell>
          <table:table-cell office:value-type="string">
            <text:p>Sachsen</text:p>
          </table:table-cell>
          <table:table-cell office:value-type="float" office:value="433780.9274845256586559"/>
          <table:table-cell office:value-type="float" office:value="5684972.2137607587501407"/>
        </table:table-row>
        <table:table-row>
          <table:table-cell office:value-type="float" office:value="3166"/>
          <table:table-cell office:value-type="float" office:value="19950901"/>
          <table:table-cell office:value-type="float" office:value="20220107"/>
          <table:table-cell office:value-type="float" office:value="639"/>
          <table:table-cell office:value-type="float" office:value="50.6510000000000034"/>
          <table:table-cell office:value-type="float" office:value="13.1469000000000005"/>
          <table:table-cell office:value-type="string">
            <text:p>Marienberg</text:p>
          </table:table-cell>
          <table:table-cell office:value-type="string">
            <text:p>Sachsen</text:p>
          </table:table-cell>
          <table:table-cell office:value-type="float" office:value="369000.1207930973032489"/>
          <table:table-cell office:value-type="float" office:value="5612654.3848091112449765"/>
        </table:table-row>
        <table:table-row>
          <table:table-cell office:value-type="float" office:value="3175"/>
          <table:table-cell office:value-type="float" office:value="20061101"/>
          <table:table-cell office:value-type="float" office:value="20220107"/>
          <table:table-cell office:value-type="float" office:value="504"/>
          <table:table-cell office:value-type="float" office:value="50.5219000000000023"/>
          <table:table-cell office:value-type="float" office:value="12.8282000000000007"/>
          <table:table-cell office:value-type="string">
            <text:p>Raschau</text:p>
          </table:table-cell>
          <table:table-cell office:value-type="string">
            <text:p>Sachsen</text:p>
          </table:table-cell>
          <table:table-cell office:value-type="float" office:value="346051.9026175186736509"/>
          <table:table-cell office:value-type="float" office:value="5598913.1249190801754594"/>
        </table:table-row>
        <table:table-row>
          <table:table-cell office:value-type="float" office:value="3234"/>
          <table:table-cell office:value-type="float" office:value="20050201"/>
          <table:table-cell office:value-type="float" office:value="20220107"/>
          <table:table-cell office:value-type="float" office:value="158"/>
          <table:table-cell office:value-type="float" office:value="51.1293999999999969"/>
          <table:table-cell office:value-type="float" office:value="13.4328000000000003"/>
          <table:table-cell office:value-type="string">
            <text:p>Garsebach bei Mei�en</text:p>
          </table:table-cell>
          <table:table-cell office:value-type="string">
            <text:p>Sachsen</text:p>
          </table:table-cell>
          <table:table-cell office:value-type="float" office:value="390339.2637854384374805"/>
          <table:table-cell office:value-type="float" office:value="5665382.6122105028480291"/>
        </table:table-row>
        <table:table-row>
          <table:table-cell office:value-type="float" office:value="3426"/>
          <table:table-cell office:value-type="float" office:value="20040601"/>
          <table:table-cell office:value-type="float" office:value="20220107"/>
          <table:table-cell office:value-type="float" office:value="127"/>
          <table:table-cell office:value-type="float" office:value="51.5660000000000025"/>
          <table:table-cell office:value-type="float" office:value="14.7007999999999992"/>
          <table:table-cell office:value-type="string">
            <text:p>Muskau, Bad</text:p>
          </table:table-cell>
          <table:table-cell office:value-type="string">
            <text:p>Sachsen</text:p>
          </table:table-cell>
          <table:table-cell office:value-type="float" office:value="479261.7407223681220785"/>
          <table:table-cell office:value-type="float" office:value="5712811.7036357000470161"/>
        </table:table-row>
        <table:table-row>
          <table:table-cell office:value-type="float" office:value="3740"/>
          <table:table-cell office:value-type="float" office:value="20080401"/>
          <table:table-cell office:value-type="float" office:value="20220107"/>
          <table:table-cell office:value-type="float" office:value="195"/>
          <table:table-cell office:value-type="float" office:value="50.9932999999999979"/>
          <table:table-cell office:value-type="float" office:value="13.9808000000000003"/>
          <table:table-cell office:value-type="string">
            <text:p>Lohmen/Sachsen</text:p>
          </table:table-cell>
          <table:table-cell office:value-type="string">
            <text:p>Sachsen</text:p>
          </table:table-cell>
          <table:table-cell office:value-type="float" office:value="428473.6253042384632863"/>
          <table:table-cell office:value-type="float" office:value="5649574.1967523572966456"/>
        </table:table-row>
        <table:table-row>
          <table:table-cell office:value-type="float" office:value="3811"/>
          <table:table-cell office:value-type="float" office:value="19950901"/>
          <table:table-cell office:value-type="float" office:value="20220107"/>
          <table:table-cell office:value-type="float" office:value="150"/>
          <table:table-cell office:value-type="float" office:value="51.2959999999999994"/>
          <table:table-cell office:value-type="float" office:value="13.0928000000000004"/>
          <table:table-cell office:value-type="string">
            <text:p>Oschatz</text:p>
          </table:table-cell>
          <table:table-cell office:value-type="string">
            <text:p>Sachsen</text:p>
          </table:table-cell>
          <table:table-cell office:value-type="float" office:value="367031.1785927786841057"/>
          <table:table-cell office:value-type="float" office:value="5684469.3733887076377869"/>
        </table:table-row>
        <table:table-row>
          <table:table-cell office:value-type="float" office:value="4023"/>
          <table:table-cell office:value-type="float" office:value="20100401"/>
          <table:table-cell office:value-type="float" office:value="20220107"/>
          <table:table-cell office:value-type="float" office:value="270"/>
          <table:table-cell office:value-type="float" office:value="51.2006000000000014"/>
          <table:table-cell office:value-type="float" office:value="14.0206999999999997"/>
          <table:table-cell office:value-type="string">
            <text:p>Pulsnitz</text:p>
          </table:table-cell>
          <table:table-cell office:value-type="string">
            <text:p>Sachsen</text:p>
          </table:table-cell>
          <table:table-cell office:value-type="float" office:value="431580.3586891823797487"/>
          <table:table-cell office:value-type="float" office:value="5672588.4649680713191628"/>
        </table:table-row>
        <table:table-row>
          <table:table-cell office:value-type="float" office:value="4982"/>
          <table:table-cell office:value-type="float" office:value="20041101"/>
          <table:table-cell office:value-type="float" office:value="20220107"/>
          <table:table-cell office:value-type="float" office:value="532"/>
          <table:table-cell office:value-type="float" office:value="50.6073999999999984"/>
          <table:table-cell office:value-type="float" office:value="12.9390000000000001"/>
          <table:table-cell office:value-type="string">
            <text:p>Tannenberg</text:p>
          </table:table-cell>
          <table:table-cell office:value-type="string">
            <text:p>Sachsen</text:p>
          </table:table-cell>
          <table:table-cell office:value-type="float" office:value="354169.5109244161285460"/>
          <table:table-cell office:value-type="float" office:value="5608195.1384047623723745"/>
        </table:table-row>
        <table:table-row>
          <table:table-cell office:value-type="float" office:value="5779"/>
          <table:table-cell office:value-type="float" office:value="19950901"/>
          <table:table-cell office:value-type="float" office:value="20220107"/>
          <table:table-cell office:value-type="float" office:value="877"/>
          <table:table-cell office:value-type="float" office:value="50.7314000000000007"/>
          <table:table-cell office:value-type="float" office:value="13.7515999999999998"/>
          <table:table-cell office:value-type="string">
            <text:p>Zinnwald-Georgenfeld</text:p>
          </table:table-cell>
          <table:table-cell office:value-type="string">
            <text:p>Sachsen</text:p>
          </table:table-cell>
          <table:table-cell office:value-type="float" office:value="411896.8478169624577276"/>
          <table:table-cell office:value-type="float" office:value="5620699.3828017041087151"/>
        </table:table-row>
        <table:table-row>
          <table:table-cell office:value-type="float" office:value="5943"/>
          <table:table-cell office:value-type="float" office:value="20070101"/>
          <table:table-cell office:value-type="float" office:value="20220107"/>
          <table:table-cell office:value-type="float" office:value="460"/>
          <table:table-cell office:value-type="float" office:value="50.8376999999999981"/>
          <table:table-cell office:value-type="float" office:value="14.0718999999999994"/>
          <table:table-cell office:value-type="string">
            <text:p>Rosenthal-Bielatal</text:p>
          </table:table-cell>
          <table:table-cell office:value-type="string">
            <text:p>Sachsen</text:p>
          </table:table-cell>
          <table:table-cell office:value-type="float" office:value="434649.2326617175131105"/>
          <table:table-cell office:value-type="float" office:value="5632187.1731304889544845"/>
        </table:table-row>
        <table:table-row>
          <table:table-cell office:value-type="float" office:value="6129"/>
          <table:table-cell office:value-type="float" office:value="20041101"/>
          <table:table-cell office:value-type="float" office:value="20220107"/>
          <table:table-cell office:value-type="float" office:value="291"/>
          <table:table-cell office:value-type="float" office:value="51.0593000000000004"/>
          <table:table-cell office:value-type="float" office:value="14.4266000000000005"/>
          <table:table-cell office:value-type="string">
            <text:p>Sohland/Spree</text:p>
          </table:table-cell>
          <table:table-cell office:value-type="string">
            <text:p>Sachsen</text:p>
          </table:table-cell>
          <table:table-cell office:value-type="float" office:value="459816.2015736681642011"/>
          <table:table-cell office:value-type="float" office:value="5656575.7030399022623897"/>
        </table:table-row>
        <table:table-row>
          <table:table-cell office:value-type="float" office:value="6314"/>
          <table:table-cell office:value-type="float" office:value="20050801"/>
          <table:table-cell office:value-type="float" office:value="20220107"/>
          <table:table-cell office:value-type="float" office:value="306"/>
          <table:table-cell office:value-type="float" office:value="51.0506999999999991"/>
          <table:table-cell office:value-type="float" office:value="13.3003000000000000"/>
          <table:table-cell office:value-type="string">
            <text:p>Nossen</text:p>
          </table:table-cell>
          <table:table-cell office:value-type="string">
            <text:p>Sachsen</text:p>
          </table:table-cell>
          <table:table-cell office:value-type="float" office:value="380866.4087196640903130"/>
          <table:table-cell office:value-type="float" office:value="5656837.3807919612154365"/>
        </table:table-row>
        <table:table-row>
          <table:table-cell office:value-type="float" office:value="7323"/>
          <table:table-cell office:value-type="float" office:value="20060101"/>
          <table:table-cell office:value-type="float" office:value="20220107"/>
          <table:table-cell office:value-type="float" office:value="150"/>
          <table:table-cell office:value-type="float" office:value="51.2359000000000009"/>
          <table:table-cell office:value-type="float" office:value="12.5517000000000003"/>
          <table:table-cell office:value-type="string">
            <text:p>Belgershain</text:p>
          </table:table-cell>
          <table:table-cell office:value-type="string">
            <text:p>Sachsen</text:p>
          </table:table-cell>
          <table:table-cell office:value-type="float" office:value="329087.5820185683551244"/>
          <table:table-cell office:value-type="float" office:value="5678906.4474560320377350"/>
        </table:table-row>
        <table:table-row>
          <table:table-cell office:value-type="float" office:value="7326"/>
          <table:table-cell office:value-type="float" office:value="20060101"/>
          <table:table-cell office:value-type="float" office:value="20220107"/>
          <table:table-cell office:value-type="float" office:value="134"/>
          <table:table-cell office:value-type="float" office:value="51.1918000000000006"/>
          <table:table-cell office:value-type="float" office:value="12.7645000000000000"/>
          <table:table-cell office:value-type="string">
            <text:p>Grimma-Kleinbothen</text:p>
          </table:table-cell>
          <table:table-cell office:value-type="string">
            <text:p>Sachsen</text:p>
          </table:table-cell>
          <table:table-cell office:value-type="float" office:value="343791.9464186563855037"/>
          <table:table-cell office:value-type="float" office:value="5673529.3242652388289571"/>
        </table:table-row>
        <table:table-row>
          <table:table-cell office:value-type="float" office:value="7327"/>
          <table:table-cell office:value-type="float" office:value="20070501"/>
          <table:table-cell office:value-type="float" office:value="20220107"/>
          <table:table-cell office:value-type="float" office:value="323"/>
          <table:table-cell office:value-type="float" office:value="50.8836000000000013"/>
          <table:table-cell office:value-type="float" office:value="13.0425000000000004"/>
          <table:table-cell office:value-type="string">
            <text:p>Frankenberg-Altenhain</text:p>
          </table:table-cell>
          <table:table-cell office:value-type="string">
            <text:p>Sachsen</text:p>
          </table:table-cell>
          <table:table-cell office:value-type="float" office:value="362305.0565596187952906"/>
          <table:table-cell office:value-type="float" office:value="5638706.1802326682955027"/>
        </table:table-row>
        <table:table-row>
          <table:table-cell office:value-type="float" office:value="7333"/>
          <table:table-cell office:value-type="float" office:value="20060701"/>
          <table:table-cell office:value-type="float" office:value="20220107"/>
          <table:table-cell office:value-type="float" office:value="727"/>
          <table:table-cell office:value-type="float" office:value="50.5803000000000011"/>
          <table:table-cell office:value-type="float" office:value="13.2965999999999998"/>
          <table:table-cell office:value-type="string">
            <text:p>Marienberg-R�benau</text:p>
          </table:table-cell>
          <table:table-cell office:value-type="string">
            <text:p>Sachsen</text:p>
          </table:table-cell>
          <table:table-cell office:value-type="float" office:value="379401.4357735514640808"/>
          <table:table-cell office:value-type="float" office:value="5604539.4188123857602477"/>
        </table:table-row>
        <table:table-row>
          <table:table-cell office:value-type="float" office:value="7334"/>
          <table:table-cell office:value-type="float" office:value="20060301"/>
          <table:table-cell office:value-type="float" office:value="20220107"/>
          <table:table-cell office:value-type="float" office:value="131"/>
          <table:table-cell office:value-type="float" office:value="51.2650999999999968"/>
          <table:table-cell office:value-type="float" office:value="13.3588000000000005"/>
          <table:table-cell office:value-type="string">
            <text:p>Hirschstein-Heyda</text:p>
          </table:table-cell>
          <table:table-cell office:value-type="string">
            <text:p>Sachsen</text:p>
          </table:table-cell>
          <table:table-cell office:value-type="float" office:value="385498.5320428805425763"/>
          <table:table-cell office:value-type="float" office:value="5680585.0490728113800287"/>
        </table:table-row>
        <table:table-row>
          <table:table-cell office:value-type="float" office:value="7335"/>
          <table:table-cell office:value-type="float" office:value="20060201"/>
          <table:table-cell office:value-type="float" office:value="20220107"/>
          <table:table-cell office:value-type="float" office:value="138"/>
          <table:table-cell office:value-type="float" office:value="51.3658000000000001"/>
          <table:table-cell office:value-type="float" office:value="13.5800999999999998"/>
          <table:table-cell office:value-type="string">
            <text:p>Strauch</text:p>
          </table:table-cell>
          <table:table-cell office:value-type="string">
            <text:p>Sachsen</text:p>
          </table:table-cell>
          <table:table-cell office:value-type="float" office:value="401153.8833376360707916"/>
          <table:table-cell office:value-type="float" office:value="5691461.3461287012323737"/>
        </table:table-row>
        <table:table-row>
          <table:table-cell office:value-type="float" office:value="7337"/>
          <table:table-cell office:value-type="float" office:value="20070401"/>
          <table:table-cell office:value-type="float" office:value="20220107"/>
          <table:table-cell office:value-type="float" office:value="332"/>
          <table:table-cell office:value-type="float" office:value="51.0576999999999970"/>
          <table:table-cell office:value-type="float" office:value="14.6128000000000000"/>
          <table:table-cell office:value-type="string">
            <text:p>D�rrhennersdorf</text:p>
          </table:table-cell>
          <table:table-cell office:value-type="string">
            <text:p>Sachsen</text:p>
          </table:table-cell>
          <table:table-cell office:value-type="float" office:value="472864.0869668056257069"/>
          <table:table-cell office:value-type="float" office:value="5656312.6940079657360911"/>
        </table:table-row>
        <table:table-row>
          <table:table-cell office:value-type="float" office:value="7343"/>
          <table:table-cell office:value-type="float" office:value="20060401"/>
          <table:table-cell office:value-type="float" office:value="20220107"/>
          <table:table-cell office:value-type="float" office:value="689"/>
          <table:table-cell office:value-type="float" office:value="50.6199999999999974"/>
          <table:table-cell office:value-type="float" office:value="13.4817000000000000"/>
          <table:table-cell office:value-type="string">
            <text:p>Deutschneudorf-Br�derwiese</text:p>
          </table:table-cell>
          <table:table-cell office:value-type="string">
            <text:p>Sachsen</text:p>
          </table:table-cell>
          <table:table-cell office:value-type="float" office:value="392596.0646915551042184"/>
          <table:table-cell office:value-type="float" office:value="5608668.9190557822585106"/>
        </table:table-row>
        <table:table-row>
          <table:table-cell office:value-type="float" office:value="7393"/>
          <table:table-cell office:value-type="float" office:value="20100101"/>
          <table:table-cell office:value-type="float" office:value="20220107"/>
          <table:table-cell office:value-type="float" office:value="116"/>
          <table:table-cell office:value-type="float" office:value="51.4493000000000009"/>
          <table:table-cell office:value-type="float" office:value="14.2532999999999994"/>
          <table:table-cell office:value-type="string">
            <text:p>Hoyerswerda</text:p>
          </table:table-cell>
          <table:table-cell office:value-type="string">
            <text:p>Sachsen</text:p>
          </table:table-cell>
          <table:table-cell office:value-type="float" office:value="448112.3450496079167351"/>
          <table:table-cell office:value-type="float" office:value="5700055.1031200494617224"/>
        </table:table-row>
        <table:table-row>
          <table:table-cell office:value-type="float" office:value="7418"/>
          <table:table-cell office:value-type="float" office:value="20080601"/>
          <table:table-cell office:value-type="float" office:value="20220107"/>
          <table:table-cell office:value-type="float" office:value="321"/>
          <table:table-cell office:value-type="float" office:value="50.8019999999999996"/>
          <table:table-cell office:value-type="float" office:value="12.6365999999999996"/>
          <table:table-cell office:value-type="string">
            <text:p>Sankt Egidien-Kuhschnappel</text:p>
          </table:table-cell>
          <table:table-cell office:value-type="string">
            <text:p>Sachsen</text:p>
          </table:table-cell>
          <table:table-cell office:value-type="float" office:value="333465.8006719474215060"/>
          <table:table-cell office:value-type="float" office:value="5630469.3704498596489429"/>
        </table:table-row>
        <table:table-row>
          <table:table-cell office:value-type="float" office:value="7423"/>
          <table:table-cell office:value-type="float" office:value="20070401"/>
          <table:table-cell office:value-type="float" office:value="20220107"/>
          <table:table-cell office:value-type="float" office:value="163"/>
          <table:table-cell office:value-type="float" office:value="51.3442999999999969"/>
          <table:table-cell office:value-type="float" office:value="14.8386999999999993"/>
          <table:table-cell office:value-type="string">
            <text:p>H�hnichen-Trebus</text:p>
          </table:table-cell>
          <table:table-cell office:value-type="string">
            <text:p>Sachsen</text:p>
          </table:table-cell>
          <table:table-cell office:value-type="float" office:value="488765.6193840886699036"/>
          <table:table-cell office:value-type="float" office:value="5688125.8315238654613495"/>
        </table:table-row>
        <table:table-row>
          <table:table-cell office:value-type="float" office:value="13654"/>
          <table:table-cell office:value-type="float" office:value="20070801"/>
          <table:table-cell office:value-type="float" office:value="20220107"/>
          <table:table-cell office:value-type="float" office:value="285"/>
          <table:table-cell office:value-type="float" office:value="51.0063000000000031"/>
          <table:table-cell office:value-type="float" office:value="13.4710000000000001"/>
          <table:table-cell office:value-type="string">
            <text:p>Wilsdruff-Mohorn</text:p>
          </table:table-cell>
          <table:table-cell office:value-type="string">
            <text:p>Sachsen</text:p>
          </table:table-cell>
          <table:table-cell office:value-type="float" office:value="392727.8517747495207004"/>
          <table:table-cell office:value-type="float" office:value="5651638.047879317775368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